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WER</text:p>
          </table:table-cell>
        </table:table-row>
        <table:table-row table:style-name="ro1"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ground</text:p>
          </table:table-cell>
          <table:table-cell table:style-name="ce2" office:value-type="string" calcext:value-type="string">
            <text:p>Constant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CV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BIC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DIC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Constant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CV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BIC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DIC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Constant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CV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BIC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DIC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Constant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CV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BIC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string" calcext:value-type="string">
            <text:p>DIC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Constant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CV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BIC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string" calcext:value-type="string">
            <text:p>DIC</text:p>
          </table:table-cell>
          <table:table-cell office:value-type="float" office:value="0.371" calcext:value-type="float">
            <text:p>0.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22:04:54.384571944</meta:creation-date>
    <dc:date>2017-11-04T22:43:57.077484279</dc:date>
    <meta:editing-duration>PT8M32S</meta:editing-duration>
    <meta:editing-cycles>3</meta:editing-cycles>
    <meta:generator>LibreOffice/5.1.6.2$Linux_X86_64 LibreOffice_project/10m0$Build-2</meta:generator>
    <meta:document-statistic meta:table-count="1" meta:cell-count="63" meta:object-count="0"/>
  </office:meta>
</office:document-meta>
</file>